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3" office:value-type="string" calcext:value-type="string">
            <text:p>activities</text:p>
          </table:table-cell>
          <table:table-cell table:style-name="ce3"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/>
        </table:table-row>
        <table:table-row table:style-name="ro1">
          <table:table-cell table:style-name="ce2" office:value-type="date" office:date-value="2018-03-05" calcext:value-type="date">
            <text:p>05/03/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STUDY: Day of non-educational chores.</text:p>
          </table:table-cell>
          <table:table-cell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9:53:41.570170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05T19:54:22.500762361</dc:date>
    <meta:editing-duration>PT2H21M25S</meta:editing-duration>
    <meta:editing-cycles>10</meta:editing-cycles>
    <meta:document-statistic meta:table-count="1" meta:cell-count="23" meta:object-count="0"/>
  </office:meta>
</office:document-meta>
</file>